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image/gif" manifest:full-path="Object 1/Pictures/100002000000000B0000000B0893AE92.gif"/>
  <manifest:file-entry manifest:media-type="image/png" manifest:full-path="Object 1/Pictures/100000000000001100000001B2A06F40.png"/>
  <manifest:file-entry manifest:media-type="image/gif" manifest:full-path="Object 1/Pictures/100002000000000C0000000BEB60AF4D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gif" manifest:full-path="Object 2/Pictures/100002000000000B0000000B0893AE92.gif"/>
  <manifest:file-entry manifest:media-type="image/png" manifest:full-path="Object 2/Pictures/100000000000001100000001B2A06F40.png"/>
  <manifest:file-entry manifest:media-type="image/gif" manifest:full-path="Object 2/Pictures/100002000000000C0000000BEB60AF4D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gif" manifest:full-path="Object 3/Pictures/100002000000000B0000000B0893AE92.gif"/>
  <manifest:file-entry manifest:media-type="image/png" manifest:full-path="Object 3/Pictures/100000000000001100000001B2A06F40.png"/>
  <manifest:file-entry manifest:media-type="image/gif" manifest:full-path="Object 3/Pictures/100002000000000C0000000BEB60AF4D.gif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Object 4/Pictures/100000000000001100000001B2A06F40.png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solid" draw:stroke-dash="_33__20_Dashes_20_3_20_Dots_20__28_var_29_" svg:stroke-width="0.0098in" draw:marker-start-width="0.0902in" draw:marker-end-width="0.0902in" svg:stroke-opacity="50%" draw:textarea-horizontal-align="center" draw:textarea-vertical-align="middle" fo:padding-top="0.0047in" fo:padding-bottom="0.0047in" fo:padding-left="0.0047in" fo:padding-right="0.0047in"/>
    </style:style>
    <style:style style:name="gr3" style:family="graphic">
      <style:graphic-properties draw:stroke="solid" draw:stroke-dash="_33__20_Dashes_20_3_20_Dots_20__28_var_29_" svg:stroke-width="0.0098in" draw:marker-start-width="0.0902in" draw:marker-end-width="0.0902in" svg:stroke-opacity="45%" draw:textarea-horizontal-align="center" draw:textarea-vertical-align="middle" fo:padding-top="0.0047in" fo:padding-bottom="0.0047in" fo:padding-left="0.0047in" fo:padding-right="0.0047in"/>
    </style:style>
    <style:style style:name="gr4" style:family="graphic">
      <style:graphic-properties draw:stroke="solid" draw:stroke-dash="Fine_20_Dashed_20__28_var_29_" svg:stroke-width="0.0098in" draw:marker-start-width="0.0902in" draw:marker-end-width="0.0902in" svg:stroke-opacity="50%" draw:textarea-horizontal-align="center" draw:textarea-vertical-align="middle" fo:padding-top="0.0047in" fo:padding-bottom="0.0047in" fo:padding-left="0.0047in" fo:padding-right="0.0047in"/>
    </style:style>
    <style:style style:name="gr5" style:family="graphic">
      <style:graphic-properties draw:stroke="dash" draw:stroke-dash="Fine_20_Dashed_20__28_var_29_" draw:textarea-horizontal-align="center" draw:textarea-vertical-align="middle"/>
    </style:style>
    <style:style style:name="gr6" style:family="graphic">
      <style:graphic-properties draw:stroke="solid" draw:stroke-dash="Fine_20_Dashed_20__28_var_29_"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table table:name="Sheet1" table:style-name="ta1" table:print="false">
        <table:shapes>
          <draw:g draw:z-index="0">
            <draw:frame draw:style-name="gr1" svg:width="2.7295in" svg:height="2.4906in" svg:x="4.0516in" svg:y="4.9594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line draw:style-name="gr2" draw:text-style-name="P1" svg:x1="4.678in" svg:y1="7.2394in" svg:x2="4.678in" svg:y2="5.102in">
              <text:p/>
            </draw:line>
            <draw:line draw:style-name="gr2" draw:text-style-name="P2" svg:x1="5.0142in" svg:y1="7.237in" svg:x2="5.0142in" svg:y2="5.7209in">
              <text:p/>
            </draw:line>
            <draw:line draw:style-name="gr3" draw:text-style-name="P2" svg:x1="5.3496in" svg:y1="7.2181in" svg:x2="5.3496in" svg:y2="6.1657in">
              <text:p/>
            </draw:line>
            <draw:line draw:style-name="gr4" draw:text-style-name="P2" svg:x1="6.024in" svg:y1="7.2386in" svg:x2="6.024in" svg:y2="6.6126in">
              <text:p/>
            </draw:line>
            <draw:line draw:style-name="gr4" draw:text-style-name="P2" svg:x1="5.6874in" svg:y1="7.2331in" svg:x2="5.6874in" svg:y2="6.4193in">
              <text:p/>
            </draw:line>
            <draw:line draw:style-name="gr4" draw:text-style-name="P2" svg:x1="6.3594in" svg:y1="7.2209in" svg:x2="6.3594in" svg:y2="6.7748in">
              <text:p/>
            </draw:line>
          </draw:g>
          <draw:line draw:z-index="1" draw:style-name="gr5" draw:text-style-name="P2" svg:x1="6.7197in" svg:y1="7.872in" svg:x2="6.7197in" svg:y2="5.7346in">
            <text:p/>
          </draw:line>
          <draw:g draw:z-index="2">
            <draw:frame draw:style-name="gr1" svg:width="2.7295in" svg:height="2.4906in" svg:x="8.0016in" svg:y="5.0228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line draw:style-name="gr2" draw:text-style-name="P1" svg:x1="8.628in" svg:y1="7.3028in" svg:x2="8.628in" svg:y2="5.1654in">
              <text:p/>
            </draw:line>
            <draw:line draw:style-name="gr2" draw:text-style-name="P2" svg:x1="8.9642in" svg:y1="7.3004in" svg:x2="8.9642in" svg:y2="5.7843in">
              <text:p/>
            </draw:line>
            <draw:line draw:style-name="gr3" draw:text-style-name="P2" svg:x1="9.2996in" svg:y1="7.2815in" svg:x2="9.2996in" svg:y2="6.2291in">
              <text:p/>
            </draw:line>
            <draw:line draw:style-name="gr4" draw:text-style-name="P2" svg:x1="9.974in" svg:y1="7.302in" svg:x2="9.974in" svg:y2="6.676in">
              <text:p/>
            </draw:line>
            <draw:line draw:style-name="gr4" draw:text-style-name="P2" svg:x1="9.6374in" svg:y1="7.2965in" svg:x2="9.6374in" svg:y2="6.4827in">
              <text:p/>
            </draw:line>
            <draw:line draw:style-name="gr4" draw:text-style-name="P2" svg:x1="10.3094in" svg:y1="7.2843in" svg:x2="10.3094in" svg:y2="6.8382in">
              <text:p/>
            </draw:line>
          </draw:g>
          <draw:frame draw:z-index="3" draw:style-name="gr1" svg:width="3.0307in" svg:height="2.5031in" svg:x="10.7906in" svg:y="4.9996in">
            <draw:object draw:notify-on-update-of-ranges="Sheet1.B58:Sheet1.B63 Sheet1.C58:Sheet1.C63 Sheet1.B58:Sheet1.B63 Sheet1.D58:Sheet1.D63 Sheet1.B58:Sheet1.B63 Sheet1.E58:Sheet1.E63 Sheet1.B58:Sheet1.B63 Sheet1.F58:Sheet1.F63 Sheet1.B58:Sheet1.B63 Sheet1.G58:Sheet1.G63 Sheet1.B58:Sheet1.B63 Sheet1.H58:Sheet1.H63 Sheet1.B58:Sheet1.B63 Sheet1.I58:Sheet1.I63 Sheet1.B58:Sheet1.B63 Sheet1.J58:Sheet1.J6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min comm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TMC</text:p>
          </table:table-cell>
          <table:table-cell office:value-type="string">
            <text:p>1-others DTMC</text:p>
          </table:table-cell>
          <table:table-cell office:value-type="string">
            <text:p>No DSM</text:p>
          </table:table-cell>
          <table:table-cell office:value-type="string">
            <text:p>1 (with punishment)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5.280452872179">
            <text:p>35.28</text:p>
          </table:table-cell>
          <table:table-cell office:value-type="float" office:value="19.2341288615377">
            <text:p>19.23</text:p>
          </table:table-cell>
          <table:table-cell office:value-type="float" office:value="35.280452872179">
            <text:p>35.28</text:p>
          </table:table-cell>
          <table:table-cell table:number-columns-repeated="5"/>
          <table:table-cell office:value-type="float" office:value="35.28">
            <text:p>35.28</text:p>
          </table:table-cell>
          <table:table-cell office:value-type="float" office:value="19.23">
            <text:p>19.23</text:p>
          </table:table-cell>
          <table:table-cell office:value-type="float" office:value="35.28044">
            <text:p>35.28</text:p>
          </table:table-cell>
          <table:table-cell office:value-type="float" office:value="15.367571933766">
            <text:p>15.3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7.0100291389463">
            <text:p>37.01</text:p>
          </table:table-cell>
          <table:table-cell office:value-type="float" office:value="14.6455898796132">
            <text:p>14.65</text:p>
          </table:table-cell>
          <table:table-cell office:value-type="float" office:value="27.6262298992308">
            <text:p>27.63</text:p>
          </table:table-cell>
          <table:table-cell office:value-type="float" office:value="39.2492385949536">
            <text:p>39.25</text:p>
          </table:table-cell>
          <table:table-cell table:number-columns-repeated="4"/>
          <table:table-cell office:value-type="float" office:value="38.109">
            <text:p>38.11</text:p>
          </table:table-cell>
          <table:table-cell office:value-type="float" office:value="15.27">
            <text:p>15.27</text:p>
          </table:table-cell>
          <table:table-cell office:value-type="float" office:value="38.065">
            <text:p>38.07</text:p>
          </table:table-cell>
          <table:table-cell office:value-type="float" office:value="10.7729763877251">
            <text:p>10.7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7.5761774579131">
            <text:p>37.58</text:p>
          </table:table-cell>
          <table:table-cell office:value-type="float" office:value="11.7858651945487">
            <text:p>11.79</text:p>
          </table:table-cell>
          <table:table-cell office:value-type="float" office:value="22.5165679546731">
            <text:p>22.52</text:p>
          </table:table-cell>
          <table:table-cell office:value-type="float" office:value="32.3792565687302">
            <text:p>32.38</text:p>
          </table:table-cell>
          <table:table-cell office:value-type="float" office:value="41.607263703978">
            <text:p>41.61</text:p>
          </table:table-cell>
          <table:table-cell table:number-columns-repeated="3"/>
          <table:table-cell office:value-type="float" office:value="39.555">
            <text:p>39.56</text:p>
          </table:table-cell>
          <table:table-cell office:value-type="float" office:value="12.74">
            <text:p>12.74</text:p>
          </table:table-cell>
          <table:table-cell office:value-type="float" office:value="39.3646">
            <text:p>39.36</text:p>
          </table:table-cell>
          <table:table-cell office:value-type="float" office:value="8.45292255139721">
            <text:p>8.4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7.8718047899318">
            <text:p>37.87</text:p>
          </table:table-cell>
          <table:table-cell office:value-type="float" office:value="9.85303842753782">
            <text:p>9.85</text:p>
          </table:table-cell>
          <table:table-cell office:value-type="float" office:value="18.9584279560395">
            <text:p>18.96</text:p>
          </table:table-cell>
          <table:table-cell office:value-type="float" office:value="27.4323567294205">
            <text:p>27.43</text:p>
          </table:table-cell>
          <table:table-cell office:value-type="float" office:value="35.4233927287654">
            <text:p>35.42</text:p>
          </table:table-cell>
          <table:table-cell office:value-type="float" office:value="43.0870312409867">
            <text:p>43.09</text:p>
          </table:table-cell>
          <table:table-cell table:number-columns-repeated="2"/>
          <table:table-cell office:value-type="float" office:value="40.434">
            <text:p>40.43</text:p>
          </table:table-cell>
          <table:table-cell office:value-type="float" office:value="10.91">
            <text:p>10.91</text:p>
          </table:table-cell>
          <table:table-cell office:value-type="float" office:value="40.0899">
            <text:p>40.09</text:p>
          </table:table-cell>
          <table:table-cell office:value-type="float" office:value="6.96361065998593">
            <text:p>6.9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7.919655553067">
            <text:p>37.92</text:p>
          </table:table-cell>
          <table:table-cell office:value-type="float" office:value="8.46210120911881">
            <text:p>8.46</text:p>
          </table:table-cell>
          <table:table-cell office:value-type="float" office:value="16.3724950945221">
            <text:p>16.37</text:p>
          </table:table-cell>
          <table:table-cell office:value-type="float" office:value="23.8081237233729">
            <text:p>23.81</text:p>
          </table:table-cell>
          <table:table-cell office:value-type="float" office:value="30.8697462132677">
            <text:p>30.87</text:p>
          </table:table-cell>
          <table:table-cell office:value-type="float" office:value="37.657924846414">
            <text:p>37.66</text:p>
          </table:table-cell>
          <table:table-cell office:value-type="float" office:value="44.2884493114908">
            <text:p>44.29</text:p>
          </table:table-cell>
          <table:table-cell/>
          <table:table-cell office:value-type="float" office:value="41.023">
            <text:p>41.02</text:p>
          </table:table-cell>
          <table:table-cell office:value-type="float" office:value="9.602">
            <text:p>9.6</text:p>
          </table:table-cell>
          <table:table-cell office:value-type="float" office:value="40.543">
            <text:p>40.54</text:p>
          </table:table-cell>
          <table:table-cell office:value-type="float" office:value="6.01566952772612">
            <text:p>6.0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8.1570984134083">
            <text:p>38.16</text:p>
          </table:table-cell>
          <table:table-cell office:value-type="float" office:value="7.41517895362157">
            <text:p>7.42</text:p>
          </table:table-cell>
          <table:table-cell office:value-type="float" office:value="14.3910876012212">
            <text:p>14.39</text:p>
          </table:table-cell>
          <table:table-cell office:value-type="float" office:value="20.9798120523807">
            <text:p>20.98</text:p>
          </table:table-cell>
          <table:table-cell office:value-type="float" office:value="27.2466467157393">
            <text:p>27.25</text:p>
          </table:table-cell>
          <table:table-cell office:value-type="float" office:value="33.2633898050165">
            <text:p>33.26</text:p>
          </table:table-cell>
          <table:table-cell office:value-type="float" office:value="39.1003160776158">
            <text:p>39.1</text:p>
          </table:table-cell>
          <table:table-cell office:value-type="float" office:value="44.8398666918274">
            <text:p>44.84</text:p>
          </table:table-cell>
          <table:table-cell office:value-type="float" office:value="41.46">
            <text:p>41.46</text:p>
          </table:table-cell>
          <table:table-cell office:value-type="float" office:value="8.472">
            <text:p>8.47</text:p>
          </table:table-cell>
          <table:table-cell office:value-type="float" office:value="40.8488">
            <text:p>40.85</text:p>
          </table:table-cell>
          <table:table-cell office:value-type="float" office:value="5.1534594107609">
            <text:p>5.1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min comm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TMC</text:p>
          </table:table-cell>
          <table:table-cell table:number-columns-repeated="3"/>
        </table:table-row>
        <table:table-row table:style-name="ro1">
          <table:table-cell table:formula="of:=[.D14]-[.K14]" office:value-type="float" office:value="1.5941288615377">
            <text:p>1.59</text:p>
          </table:table-cell>
          <table:table-cell office:value-type="float" office:value="2">
            <text:p>2</text:p>
          </table:table-cell>
          <table:table-cell table:formula="of:=35.280452872179/2" office:value-type="float" office:value="17.6402264360895">
            <text:p>17.64</text:p>
          </table:table-cell>
          <table:table-cell office:value-type="float" office:value="19.2341288615377">
            <text:p>19.23</text:p>
          </table:table-cell>
          <table:table-cell table:formula="of:=35.280452872179/2" office:value-type="float" office:value="17.6402264360895">
            <text:p>17.64</text:p>
          </table:table-cell>
          <table:table-cell table:number-columns-repeated="5"/>
          <table:table-cell table:formula="of:=35.28/2" office:value-type="float" office:value="17.64">
            <text:p>17.64</text:p>
          </table:table-cell>
          <table:table-cell table:number-columns-repeated="3"/>
        </table:table-row>
        <table:table-row table:style-name="ro1">
          <table:table-cell table:formula="of:=[.D15]-[.K15]" office:value-type="float" office:value="1.9425898796132">
            <text:p>1.94</text:p>
          </table:table-cell>
          <table:table-cell office:value-type="float" office:value="3">
            <text:p>3</text:p>
          </table:table-cell>
          <table:table-cell table:formula="of:=37.0100291389463/3" office:value-type="float" office:value="12.3366763796488">
            <text:p>12.34</text:p>
          </table:table-cell>
          <table:table-cell office:value-type="float" office:value="14.6455898796132">
            <text:p>14.65</text:p>
          </table:table-cell>
          <table:table-cell table:formula="of:=27.6262298992308/2" office:value-type="float" office:value="13.8131149496154">
            <text:p>13.81</text:p>
          </table:table-cell>
          <table:table-cell table:formula="of:=39.2492385949536/3" office:value-type="float" office:value="13.0830795316512">
            <text:p>13.08</text:p>
          </table:table-cell>
          <table:table-cell table:number-columns-repeated="4"/>
          <table:table-cell table:formula="of:=38.109/3" office:value-type="float" office:value="12.703">
            <text:p>12.7</text:p>
          </table:table-cell>
          <table:table-cell table:number-columns-repeated="3"/>
        </table:table-row>
        <table:table-row table:style-name="ro1">
          <table:table-cell table:formula="of:=[.D16]-[.K16]" office:value-type="float" office:value="1.8971151945487">
            <text:p>1.9</text:p>
          </table:table-cell>
          <table:table-cell office:value-type="float" office:value="4">
            <text:p>4</text:p>
          </table:table-cell>
          <table:table-cell table:formula="of:=37.5761774579131/4" office:value-type="float" office:value="9.39404436447827">
            <text:p>9.39</text:p>
          </table:table-cell>
          <table:table-cell office:value-type="float" office:value="11.7858651945487">
            <text:p>11.79</text:p>
          </table:table-cell>
          <table:table-cell table:formula="of:=22.5165679546731/2" office:value-type="float" office:value="11.2582839773366">
            <text:p>11.26</text:p>
          </table:table-cell>
          <table:table-cell table:formula="of:=32.3792565687302/3" office:value-type="float" office:value="10.7930855229101">
            <text:p>10.79</text:p>
          </table:table-cell>
          <table:table-cell table:formula="of:=41.607263703978/4" office:value-type="float" office:value="10.4018159259945">
            <text:p>10.4</text:p>
          </table:table-cell>
          <table:table-cell table:number-columns-repeated="3"/>
          <table:table-cell table:formula="of:=39.555/4" office:value-type="float" office:value="9.88875">
            <text:p>9.89</text:p>
          </table:table-cell>
          <table:table-cell table:number-columns-repeated="3"/>
        </table:table-row>
        <table:table-row table:style-name="ro1">
          <table:table-cell table:formula="of:=[.D17]-[.K17]" office:value-type="float" office:value="1.76623842753782">
            <text:p>1.77</text:p>
          </table:table-cell>
          <table:table-cell office:value-type="float" office:value="5">
            <text:p>5</text:p>
          </table:table-cell>
          <table:table-cell table:formula="of:=37.8718047899318/5" office:value-type="float" office:value="7.57436095798636">
            <text:p>7.57</text:p>
          </table:table-cell>
          <table:table-cell office:value-type="float" office:value="9.85303842753782">
            <text:p>9.85</text:p>
          </table:table-cell>
          <table:table-cell table:formula="of:=18.9584279560395/2" office:value-type="float" office:value="9.47921397801975">
            <text:p>9.48</text:p>
          </table:table-cell>
          <table:table-cell table:formula="of:=27.4323567294205/3" office:value-type="float" office:value="9.14411890980683">
            <text:p>9.14</text:p>
          </table:table-cell>
          <table:table-cell table:formula="of:=35.4233927287654/4" office:value-type="float" office:value="8.85584818219135">
            <text:p>8.86</text:p>
          </table:table-cell>
          <table:table-cell table:formula="of:=43.0870312409867/5" office:value-type="float" office:value="8.61740624819734">
            <text:p>8.62</text:p>
          </table:table-cell>
          <table:table-cell table:number-columns-repeated="2"/>
          <table:table-cell table:formula="of:=40.434/5" office:value-type="float" office:value="8.0868">
            <text:p>8.09</text:p>
          </table:table-cell>
          <table:table-cell table:number-columns-repeated="3"/>
        </table:table-row>
        <table:table-row table:style-name="ro1">
          <table:table-cell table:formula="of:=[.D18]-[.K18]" office:value-type="float" office:value="1.62493454245214">
            <text:p>1.62</text:p>
          </table:table-cell>
          <table:table-cell office:value-type="float" office:value="6">
            <text:p>6</text:p>
          </table:table-cell>
          <table:table-cell table:formula="of:=37.919655553067/6" office:value-type="float" office:value="6.31994259217783">
            <text:p>6.32</text:p>
          </table:table-cell>
          <table:table-cell office:value-type="float" office:value="8.46210120911881">
            <text:p>8.46</text:p>
          </table:table-cell>
          <table:table-cell table:formula="of:=16.3724950945221/2" office:value-type="float" office:value="8.18624754726105">
            <text:p>8.19</text:p>
          </table:table-cell>
          <table:table-cell table:formula="of:=23.8081237233729/3" office:value-type="float" office:value="7.9360412411243">
            <text:p>7.94</text:p>
          </table:table-cell>
          <table:table-cell table:formula="of:=30.8697462132677/4" office:value-type="float" office:value="7.71743655331693">
            <text:p>7.72</text:p>
          </table:table-cell>
          <table:table-cell table:formula="of:=37.657924846414/5" office:value-type="float" office:value="7.5315849692828">
            <text:p>7.53</text:p>
          </table:table-cell>
          <table:table-cell table:formula="of:=44.2884493114908/6" office:value-type="float" office:value="7.3814082185818">
            <text:p>7.38</text:p>
          </table:table-cell>
          <table:table-cell/>
          <table:table-cell table:formula="of:=41.023/6" office:value-type="float" office:value="6.83716666666667">
            <text:p>6.84</text:p>
          </table:table-cell>
          <table:table-cell table:number-columns-repeated="3"/>
        </table:table-row>
        <table:table-row table:style-name="ro1">
          <table:table-cell table:formula="of:=[.D19]-[.K19]" office:value-type="float" office:value="1.49232181076443">
            <text:p>1.49</text:p>
          </table:table-cell>
          <table:table-cell office:value-type="float" office:value="7">
            <text:p>7</text:p>
          </table:table-cell>
          <table:table-cell table:formula="of:=38.1570984134083/7" office:value-type="float" office:value="5.45101405905833">
            <text:p>5.45</text:p>
          </table:table-cell>
          <table:table-cell office:value-type="float" office:value="7.41517895362157">
            <text:p>7.42</text:p>
          </table:table-cell>
          <table:table-cell table:formula="of:=14.3910876012212/2" office:value-type="float" office:value="7.1955438006106">
            <text:p>7.2</text:p>
          </table:table-cell>
          <table:table-cell table:formula="of:=20.9798120523807/3" office:value-type="float" office:value="6.9932706841269">
            <text:p>6.99</text:p>
          </table:table-cell>
          <table:table-cell table:formula="of:=27.2466467157393/4" office:value-type="float" office:value="6.81166167893483">
            <text:p>6.81</text:p>
          </table:table-cell>
          <table:table-cell table:formula="of:=33.2633898050165/5" office:value-type="float" office:value="6.6526779610033">
            <text:p>6.65</text:p>
          </table:table-cell>
          <table:table-cell table:formula="of:=39.1003160776158/6" office:value-type="float" office:value="6.5167193462693">
            <text:p>6.52</text:p>
          </table:table-cell>
          <table:table-cell table:formula="of:=44.8398666918274/7" office:value-type="float" office:value="6.40569524168963">
            <text:p>6.41</text:p>
          </table:table-cell>
          <table:table-cell table:formula="of:=41.46/7" office:value-type="float" office:value="5.92285714285714">
            <text:p>5.92</text:p>
          </table:table-cell>
          <table:table-cell table:number-columns-repeated="3"/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.367571933766">
            <text:p>15.37</text:p>
          </table:table-cell>
          <table:table-cell office:value-type="float" office:value="34.9018997393028">
            <text:p>34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.7729763877251">
            <text:p>10.77</text:p>
          </table:table-cell>
          <table:table-cell office:value-type="float" office:value="24.0196846594543">
            <text:p>24.02</text:p>
          </table:table-cell>
          <table:table-cell office:value-type="float" office:value="38.7882224133678">
            <text:p>38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.45292255139721">
            <text:p>8.45</text:p>
          </table:table-cell>
          <table:table-cell office:value-type="float" office:value="18.3564845928298">
            <text:p>18.36</text:p>
          </table:table-cell>
          <table:table-cell office:value-type="float" office:value="29.4049823167218">
            <text:p>29.4</text:p>
          </table:table-cell>
          <table:table-cell office:value-type="float" office:value="41.1248675455098">
            <text:p>41.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.96361065998593">
            <text:p>6.96</text:p>
          </table:table-cell>
          <table:table-cell office:value-type="float" office:value="14.8717432100259">
            <text:p>14.87</text:p>
          </table:table-cell>
          <table:table-cell office:value-type="float" office:value="23.5950013897171">
            <text:p>23.6</text:p>
          </table:table-cell>
          <table:table-cell office:value-type="float" office:value="32.9344155812488">
            <text:p>32.93</text:p>
          </table:table-cell>
          <table:table-cell office:value-type="float" office:value="42.5959770350639">
            <text:p>42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6.01566952772612">
            <text:p>6.02</text:p>
          </table:table-cell>
          <table:table-cell office:value-type="float" office:value="12.6664696692564">
            <text:p>12.67</text:p>
          </table:table-cell>
          <table:table-cell office:value-type="float" office:value="19.8910094893443">
            <text:p>19.89</text:p>
          </table:table-cell>
          <table:table-cell office:value-type="float" office:value="27.5798435389031">
            <text:p>27.58</text:p>
          </table:table-cell>
          <table:table-cell office:value-type="float" office:value="35.6132231036852">
            <text:p>35.61</text:p>
          </table:table-cell>
          <table:table-cell office:value-type="float" office:value="43.7913210607933">
            <text:p>43.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5.1534594107609">
            <text:p>5.15</text:p>
          </table:table-cell>
          <table:table-cell office:value-type="float" office:value="10.7955794228918">
            <text:p>10.8</text:p>
          </table:table-cell>
          <table:table-cell office:value-type="float" office:value="16.8935437991663">
            <text:p>16.89</text:p>
          </table:table-cell>
          <table:table-cell office:value-type="float" office:value="23.3833510504251">
            <text:p>23.38</text:p>
          </table:table-cell>
          <table:table-cell office:value-type="float" office:value="30.1919243309259">
            <text:p>30.19</text:p>
          </table:table-cell>
          <table:table-cell office:value-type="float" office:value="37.2232154043752">
            <text:p>37.22</text:p>
          </table:table-cell>
          <table:table-cell office:value-type="float" office:value="44.3362443396248">
            <text:p>44.3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[.C49]" office:value-type="float" office:value="1">
            <text:p>1</text:p>
          </table:table-cell>
          <table:table-cell table:formula="of:=[.D49]" office:value-type="float" office:value="2">
            <text:p>2</text:p>
          </table:table-cell>
          <table:table-cell table:formula="of:=[.E49]" office:value-type="float" office:value="3">
            <text:p>3</text:p>
          </table:table-cell>
          <table:table-cell table:formula="of:=[.F49]" office:value-type="float" office:value="4">
            <text:p>4</text:p>
          </table:table-cell>
          <table:table-cell table:formula="of:=[.G49]" office:value-type="float" office:value="5">
            <text:p>5</text:p>
          </table:table-cell>
          <table:table-cell table:formula="of:=[.H49]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table:formula="of:=[.B50]" office:value-type="float" office:value="2">
            <text:p>2</text:p>
          </table:table-cell>
          <table:table-cell table:formula="of:=[.C50]" office:value-type="float" office:value="15.367571933766">
            <text:p>15.37</text:p>
          </table:table-cell>
          <table:table-cell table:formula="of:=[.D50]/2" office:value-type="float" office:value="17.4509498696514">
            <text:p>17.45</text:p>
          </table:table-cell>
          <table:table-cell table:number-columns-repeated="5"/>
          <table:table-cell table:formula="of:=35.28/2" office:value-type="float" office:value="17.64">
            <text:p>17.64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3">
            <text:p>3</text:p>
          </table:table-cell>
          <table:table-cell table:formula="of:=[.C51]" office:value-type="float" office:value="10.7729763877251">
            <text:p>10.77</text:p>
          </table:table-cell>
          <table:table-cell table:formula="of:=[.D51]/2" office:value-type="float" office:value="12.0098423297272">
            <text:p>12.01</text:p>
          </table:table-cell>
          <table:table-cell table:formula="of:=[.E51]/3" office:value-type="float" office:value="12.9294074711226">
            <text:p>12.93</text:p>
          </table:table-cell>
          <table:table-cell table:number-columns-repeated="4"/>
          <table:table-cell table:formula="of:=38.109/3" office:value-type="float" office:value="12.703">
            <text:p>12.7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4">
            <text:p>4</text:p>
          </table:table-cell>
          <table:table-cell table:formula="of:=[.C52]" office:value-type="float" office:value="8.45292255139721">
            <text:p>8.45</text:p>
          </table:table-cell>
          <table:table-cell table:formula="of:=[.D52]/2" office:value-type="float" office:value="9.1782422964149">
            <text:p>9.18</text:p>
          </table:table-cell>
          <table:table-cell table:formula="of:=[.E52]/3" office:value-type="float" office:value="9.8016607722406">
            <text:p>9.8</text:p>
          </table:table-cell>
          <table:table-cell table:formula="of:=[.F52]/4" office:value-type="float" office:value="10.2812168863775">
            <text:p>10.28</text:p>
          </table:table-cell>
          <table:table-cell table:number-columns-repeated="3"/>
          <table:table-cell table:formula="of:=39.555/4" office:value-type="float" office:value="9.88875">
            <text:p>9.89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5">
            <text:p>5</text:p>
          </table:table-cell>
          <table:table-cell table:formula="of:=[.C53]" office:value-type="float" office:value="6.96361065998593">
            <text:p>6.96</text:p>
          </table:table-cell>
          <table:table-cell table:formula="of:=[.D53]/2" office:value-type="float" office:value="7.43587160501295">
            <text:p>7.44</text:p>
          </table:table-cell>
          <table:table-cell table:formula="of:=[.E53]/3" office:value-type="float" office:value="7.86500046323903">
            <text:p>7.87</text:p>
          </table:table-cell>
          <table:table-cell table:formula="of:=[.F53]/4" office:value-type="float" office:value="8.2336038953122">
            <text:p>8.23</text:p>
          </table:table-cell>
          <table:table-cell table:formula="of:=[.G53]/5" office:value-type="float" office:value="8.51919540701278">
            <text:p>8.52</text:p>
          </table:table-cell>
          <table:table-cell table:number-columns-repeated="2"/>
          <table:table-cell table:formula="of:=40.434/5" office:value-type="float" office:value="8.0868">
            <text:p>8.09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6">
            <text:p>6</text:p>
          </table:table-cell>
          <table:table-cell table:formula="of:=[.C54]" office:value-type="float" office:value="6.01566952772612">
            <text:p>6.02</text:p>
          </table:table-cell>
          <table:table-cell table:formula="of:=[.D54]/2" office:value-type="float" office:value="6.3332348346282">
            <text:p>6.33</text:p>
          </table:table-cell>
          <table:table-cell table:formula="of:=[.E54]/3" office:value-type="float" office:value="6.6303364964481">
            <text:p>6.63</text:p>
          </table:table-cell>
          <table:table-cell table:formula="of:=[.F54]/4" office:value-type="float" office:value="6.89496088472577">
            <text:p>6.89</text:p>
          </table:table-cell>
          <table:table-cell table:formula="of:=[.G54]/5" office:value-type="float" office:value="7.12264462073704">
            <text:p>7.12</text:p>
          </table:table-cell>
          <table:table-cell table:formula="of:=[.H54]/6" office:value-type="float" office:value="7.29855351013221">
            <text:p>7.3</text:p>
          </table:table-cell>
          <table:table-cell/>
          <table:table-cell table:formula="of:=41.023/6" office:value-type="float" office:value="6.83716666666667">
            <text:p>6.84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7">
            <text:p>7</text:p>
          </table:table-cell>
          <table:table-cell table:formula="of:=[.C55]" office:value-type="float" office:value="5.1534594107609">
            <text:p>5.15</text:p>
          </table:table-cell>
          <table:table-cell table:formula="of:=[.D55]/2" office:value-type="float" office:value="5.3977897114459">
            <text:p>5.4</text:p>
          </table:table-cell>
          <table:table-cell table:formula="of:=[.E55]/3" office:value-type="float" office:value="5.63118126638877">
            <text:p>5.63</text:p>
          </table:table-cell>
          <table:table-cell table:formula="of:=[.F55]/4" office:value-type="float" office:value="5.84583776260628">
            <text:p>5.85</text:p>
          </table:table-cell>
          <table:table-cell table:formula="of:=[.G55]/5" office:value-type="float" office:value="6.03838486618518">
            <text:p>6.04</text:p>
          </table:table-cell>
          <table:table-cell table:formula="of:=[.H55]/6" office:value-type="float" office:value="6.20386923406253">
            <text:p>6.2</text:p>
          </table:table-cell>
          <table:table-cell table:formula="of:=[.I55]/7" office:value-type="float" office:value="6.33374919137498">
            <text:p>6.33</text:p>
          </table:table-cell>
          <table:table-cell table:formula="of:=41.46/7" office:value-type="float" office:value="5.92285714285714">
            <text:p>5.92</text:p>
          </table:table-cell>
          <table:table-cell table:number-columns-repeated="4"/>
        </table:table-row>
      </table:table>
      <table:table table:name="Sheet2" table:style-name="ta1" table:print="false">
        <table:shapes>
          <draw:g draw:z-index="0">
            <draw:frame draw:style-name="gr1" svg:width="2.7295in" svg:height="2.4906in" svg:x="0.8685in" svg:y="0.470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line draw:style-name="gr6" draw:text-style-name="P2" svg:x1="1.4925in" svg:y1="2.7429in" svg:x2="1.4925in" svg:y2="0.6055in">
              <text:p/>
            </draw:line>
            <draw:line draw:style-name="gr6" draw:text-style-name="P2" svg:x1="1.826in" svg:y1="2.7508in" svg:x2="1.826in" svg:y2="1.2346in">
              <text:p/>
            </draw:line>
            <draw:line draw:style-name="gr6" draw:text-style-name="P2" svg:x1="2.1665in" svg:y1="2.7295in" svg:x2="2.1665in" svg:y2="1.6772in">
              <text:p/>
            </draw:line>
            <draw:line draw:style-name="gr6" draw:text-style-name="P2" svg:x1="2.8406in" svg:y1="2.7421in" svg:x2="2.8406in" svg:y2="2.1161in">
              <text:p/>
            </draw:line>
            <draw:line draw:style-name="gr6" draw:text-style-name="P2" svg:x1="2.5043in" svg:y1="2.7445in" svg:x2="2.5043in" svg:y2="1.9307in">
              <text:p/>
            </draw:line>
            <draw:line draw:style-name="gr6" draw:text-style-name="P2" svg:x1="3.1764in" svg:y1="2.7323in" svg:x2="3.1764in" svg:y2="2.2862in">
              <text:p/>
            </draw:lin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6:2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2T13:25:34</meta:creation-date>
    <dc:date>2011-09-14T16:21:50</dc:date>
    <meta:editing-duration>PT49H03M24S</meta:editing-duration>
    <meta:editing-cycles>14</meta:editing-cycles>
    <meta:generator>OpenOffice.org/3.2$Unix OpenOffice.org_project/320m12$Build-9483</meta:generator>
    <meta:document-statistic meta:table-count="3" meta:cell-count="2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1" chart:maximum="8" chart:interval-major="1" chart:interval-minor-divis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5" chart:maximum="20" chart:interval-major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>
        <chart:symbol-image xlink:href="Pictures/100002000000000C0000000BEB60AF4D.gif" xlink:type="simple" xlink:actuate="onLoad"/>
      </style:chart-properties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6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7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8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1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2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3" style:family="chart" style:data-style-name="N0">
      <style:chart-properties chart:symbol-type="none">
        <chart:symbol-image xlink:href="Pictures/100002000000000B0000000B0893AE92.gif" xlink:type="simple" xlink:actuate="onLoad"/>
      </style:chart-properties>
      <style:graphic-properties svg:stroke-width="0.051cm" svg:stroke-color="#000000" draw:fill-color="#000000"/>
      <style:text-properties fo:font-size="6pt" style:font-size-asian="6pt" style:font-size-complex="6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.934cm" svg:height="6.327cm" xlink:href=".." chart:class="chart:scatter" chart:style-name="ch1">
        <chart:plot-area chart:style-name="ch2" table:cell-range-address="Sheet1.B14:Sheet1.K19" svg:x="0.138cm" svg:y="0.126cm" svg:width="6.658cm" svg:height="6.075cm">
          <chart:axis chart:dimension="x" chart:name="primary-x" chart:style-name="ch3"/>
          <chart:axis chart:dimension="y" chart:name="primary-y" chart:style-name="ch4"/>
          <chart:series chart:style-name="ch5" chart:values-cell-range-address="Sheet1.C14:Sheet1.C19" chart:class="chart:scatter">
            <chart:domain table:cell-range-address="Sheet1.B14:Sheet1.B19"/>
            <chart:data-point chart:repeated="6"/>
          </chart:series>
          <chart:series chart:style-name="ch6" chart:values-cell-range-address="Sheet1.D14:Sheet1.D19" chart:class="chart:scatter">
            <chart:data-point chart:repeated="6"/>
          </chart:series>
          <chart:series chart:style-name="ch7" chart:values-cell-range-address="Sheet1.E14:Sheet1.E19" chart:class="chart:scatter">
            <chart:data-point chart:repeated="6"/>
          </chart:series>
          <chart:series chart:style-name="ch8" chart:values-cell-range-address="Sheet1.F14:Sheet1.F19" chart:class="chart:scatter">
            <chart:data-point chart:repeated="6"/>
          </chart:series>
          <chart:series chart:style-name="ch9" chart:values-cell-range-address="Sheet1.G14:Sheet1.G19" chart:class="chart:scatter">
            <chart:data-point chart:repeated="6"/>
          </chart:series>
          <chart:series chart:style-name="ch10" chart:values-cell-range-address="Sheet1.H14:Sheet1.H19" chart:class="chart:scatter">
            <chart:data-point chart:repeated="6"/>
          </chart:series>
          <chart:series chart:style-name="ch11" chart:values-cell-range-address="Sheet1.I14:Sheet1.I19" chart:class="chart:scatter">
            <chart:data-point chart:repeated="6"/>
          </chart:series>
          <chart:series chart:style-name="ch12" chart:values-cell-range-address="Sheet1.J14:Sheet1.J19" chart:class="chart:scatter">
            <chart:data-point chart:repeated="6"/>
          </chart:series>
          <chart:series chart:style-name="ch13" chart:values-cell-range-address="Sheet1.K14:Sheet1.K19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B14:Sheet1.B19">2</text:p>
              </table:table-cell>
              <table:table-cell office:value-type="float" office:value="17.6402264360895">
                <text:p text:id="Sheet1.C14:Sheet1.C19">17.6402264360895</text:p>
              </table:table-cell>
              <table:table-cell office:value-type="float" office:value="19.2341288615377">
                <text:p text:id="Sheet1.D14:Sheet1.D19">19.2341288615377</text:p>
              </table:table-cell>
              <table:table-cell office:value-type="float" office:value="17.6402264360895">
                <text:p text:id="Sheet1.E14:Sheet1.E19">17.6402264360895</text:p>
              </table:table-cell>
              <table:table-cell office:value-type="float" office:value="1.#NAN">
                <text:p text:id="Sheet1.F14:Sheet1.F19">1.#NAN</text:p>
              </table:table-cell>
              <table:table-cell office:value-type="float" office:value="1.#NAN">
                <text:p text:id="Sheet1.G14:Sheet1.G19">1.#NAN</text:p>
              </table:table-cell>
              <table:table-cell office:value-type="float" office:value="1.#NAN">
                <text:p text:id="Sheet1.H14:Sheet1.H19">1.#NAN</text:p>
              </table:table-cell>
              <table:table-cell office:value-type="float" office:value="1.#NAN">
                <text:p text:id="Sheet1.I14:Sheet1.I19">1.#NAN</text:p>
              </table:table-cell>
              <table:table-cell office:value-type="float" office:value="1.#NAN">
                <text:p text:id="Sheet1.J14:Sheet1.J19">1.#NAN</text:p>
              </table:table-cell>
              <table:table-cell office:value-type="float" office:value="17.64">
                <text:p text:id="Sheet1.K14:Sheet1.K19">17.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.3366763796488">
                <text:p>12.3366763796488</text:p>
              </table:table-cell>
              <table:table-cell office:value-type="float" office:value="14.6455898796132">
                <text:p>14.6455898796132</text:p>
              </table:table-cell>
              <table:table-cell office:value-type="float" office:value="13.8131149496154">
                <text:p>13.8131149496154</text:p>
              </table:table-cell>
              <table:table-cell office:value-type="float" office:value="13.0830795316512">
                <text:p>13.0830795316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703">
                <text:p>12.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39404436447827">
                <text:p>9.39404436447827</text:p>
              </table:table-cell>
              <table:table-cell office:value-type="float" office:value="11.7858651945487">
                <text:p>11.7858651945487</text:p>
              </table:table-cell>
              <table:table-cell office:value-type="float" office:value="11.2582839773366">
                <text:p>11.2582839773366</text:p>
              </table:table-cell>
              <table:table-cell office:value-type="float" office:value="10.7930855229101">
                <text:p>10.7930855229101</text:p>
              </table:table-cell>
              <table:table-cell office:value-type="float" office:value="10.4018159259945">
                <text:p>10.40181592599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.57436095798636">
                <text:p>7.57436095798636</text:p>
              </table:table-cell>
              <table:table-cell office:value-type="float" office:value="9.85303842753782">
                <text:p>9.85303842753782</text:p>
              </table:table-cell>
              <table:table-cell office:value-type="float" office:value="9.47921397801975">
                <text:p>9.47921397801975</text:p>
              </table:table-cell>
              <table:table-cell office:value-type="float" office:value="9.14411890980683">
                <text:p>9.14411890980683</text:p>
              </table:table-cell>
              <table:table-cell office:value-type="float" office:value="8.85584818219135">
                <text:p>8.85584818219135</text:p>
              </table:table-cell>
              <table:table-cell office:value-type="float" office:value="8.61740624819734">
                <text:p>8.617406248197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.0868">
                <text:p>8.0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31994259217783">
                <text:p>6.31994259217783</text:p>
              </table:table-cell>
              <table:table-cell office:value-type="float" office:value="8.46210120911881">
                <text:p>8.46210120911881</text:p>
              </table:table-cell>
              <table:table-cell office:value-type="float" office:value="8.18624754726105">
                <text:p>8.18624754726105</text:p>
              </table:table-cell>
              <table:table-cell office:value-type="float" office:value="7.9360412411243">
                <text:p>7.9360412411243</text:p>
              </table:table-cell>
              <table:table-cell office:value-type="float" office:value="7.71743655331693">
                <text:p>7.71743655331693</text:p>
              </table:table-cell>
              <table:table-cell office:value-type="float" office:value="7.5315849692828">
                <text:p>7.5315849692828</text:p>
              </table:table-cell>
              <table:table-cell office:value-type="float" office:value="7.3814082185818">
                <text:p>7.3814082185818</text:p>
              </table:table-cell>
              <table:table-cell office:value-type="float" office:value="1.#NAN">
                <text:p>1.#NAN</text:p>
              </table:table-cell>
              <table:table-cell office:value-type="float" office:value="6.83716666666667">
                <text:p>6.837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45101405905833">
                <text:p>5.45101405905833</text:p>
              </table:table-cell>
              <table:table-cell office:value-type="float" office:value="7.41517895362157">
                <text:p>7.41517895362157</text:p>
              </table:table-cell>
              <table:table-cell office:value-type="float" office:value="7.1955438006106">
                <text:p>7.1955438006106</text:p>
              </table:table-cell>
              <table:table-cell office:value-type="float" office:value="6.9932706841269">
                <text:p>6.9932706841269</text:p>
              </table:table-cell>
              <table:table-cell office:value-type="float" office:value="6.81166167893483">
                <text:p>6.81166167893483</text:p>
              </table:table-cell>
              <table:table-cell office:value-type="float" office:value="6.6526779610033">
                <text:p>6.6526779610033</text:p>
              </table:table-cell>
              <table:table-cell office:value-type="float" office:value="6.5167193462693">
                <text:p>6.5167193462693</text:p>
              </table:table-cell>
              <table:table-cell office:value-type="float" office:value="6.40569524168963">
                <text:p>6.40569524168963</text:p>
              </table:table-cell>
              <table:table-cell office:value-type="float" office:value="5.92285714285714">
                <text:p>5.922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1" chart:maximum="8" chart:interval-major="1" chart:interval-minor-divis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5" chart:maximum="20" chart:interval-major="5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>
        <chart:symbol-image xlink:href="Pictures/100002000000000C0000000BEB60AF4D.gif" xlink:type="simple" xlink:actuate="onLoad"/>
      </style:chart-properties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6" style:family="chart" style:data-style-name="N0">
      <style:chart-properties chart:symbol-type="image" chart:symbol-width="0.3cm" chart:symbol-height="0.01cm" chart:link-data-style-to-source="false">
        <chart:symbol-image xlink:href="Pictures/100000000000001100000001B2A06F40.png" xlink:type="simple" xlink:actuate="onLoad"/>
      </style:chart-properties>
      <style:graphic-properties draw:stroke="none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7" style:family="chart" style:data-style-name="N0">
      <style:chart-properties chart:symbol-type="image" chart:symbol-width="0.3cm" chart:symbol-height="0.01cm" chart:link-data-style-to-source="false">
        <chart:symbol-image xlink:href="Pictures/100000000000001100000001B2A06F40.png" xlink:type="simple" xlink:actuate="onLoad"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8" style:family="chart" style:data-style-name="N0">
      <style:chart-properties chart:symbol-type="image" chart:symbol-width="0.3cm" chart:symbol-height="0.01cm" chart:link-data-style-to-source="false">
        <chart:symbol-image xlink:href="Pictures/100000000000001100000001B2A06F40.png" xlink:type="simple" xlink:actuate="onLoad"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image" chart:symbol-width="0.3cm" chart:symbol-height="0.01cm" chart:link-data-style-to-source="false">
        <chart:symbol-image xlink:href="Pictures/100000000000001100000001B2A06F40.png" xlink:type="simple" xlink:actuate="onLoad"/>
      </style:chart-properties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image" chart:symbol-width="0.3cm" chart:symbol-height="0.01cm" chart:link-data-style-to-source="false">
        <chart:symbol-image xlink:href="Pictures/100000000000001100000001B2A06F40.png" xlink:type="simple" xlink:actuate="onLoad"/>
      </style:chart-properties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1" style:family="chart" style:data-style-name="N0">
      <style:chart-properties chart:symbol-type="image" chart:symbol-width="0.3cm" chart:symbol-height="0.01cm" chart:link-data-style-to-source="false">
        <chart:symbol-image xlink:href="Pictures/100000000000001100000001B2A06F40.png" xlink:type="simple" xlink:actuate="onLoad"/>
      </style:chart-properties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2" style:family="chart" style:data-style-name="N0">
      <style:chart-properties chart:symbol-type="image" chart:symbol-width="0.3cm" chart:symbol-height="0.01cm" chart:link-data-style-to-source="false">
        <chart:symbol-image xlink:href="Pictures/100000000000001100000001B2A06F40.png" xlink:type="simple" xlink:actuate="onLoad"/>
      </style:chart-properties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3" style:family="chart" style:data-style-name="N0">
      <style:chart-properties chart:symbol-type="none" chart:link-data-style-to-source="false">
        <chart:symbol-image xlink:href="Pictures/100002000000000B0000000B0893AE92.gif" xlink:type="simple" xlink:actuate="onLoad"/>
      </style:chart-properties>
      <style:graphic-properties svg:stroke-width="0.051cm" svg:stroke-color="#000000" draw:fill-color="#000000"/>
      <style:text-properties fo:font-size="6pt" style:font-size-asian="6pt" style:font-size-complex="6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.934cm" svg:height="6.327cm" xlink:href="." chart:class="chart:scatter" chart:style-name="ch1">
        <chart:plot-area chart:style-name="ch2" chart:data-source-has-labels="both" svg:x="0.138cm" svg:y="0.126cm" svg:width="6.658cm" svg:height="6.075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6" chart:values-cell-range-address="local-table.$D$2:.$D$7" chart:label-cell-address="local-table.$D$1" chart:class="chart:scatter">
            <chart:data-point chart:repeated="6"/>
          </chart:series>
          <chart:series chart:style-name="ch7" chart:values-cell-range-address="local-table.$E$2:.$E$7" chart:label-cell-address="local-table.$E$1" chart:class="chart:scatter">
            <chart:data-point chart:repeated="6"/>
          </chart:series>
          <chart:series chart:style-name="ch8" chart:values-cell-range-address="local-table.$F$2:.$F$7" chart:label-cell-address="local-table.$F$1" chart:class="chart:scatter">
            <chart:data-point chart:repeated="6"/>
          </chart:series>
          <chart:series chart:style-name="ch9" chart:values-cell-range-address="local-table.$G$2:.$G$7" chart:label-cell-address="local-table.$G$1" chart:class="chart:scatter">
            <chart:data-point chart:repeated="6"/>
          </chart:series>
          <chart:series chart:style-name="ch10" chart:values-cell-range-address="local-table.$H$2:.$H$7" chart:label-cell-address="local-table.$H$1" chart:class="chart:scatter">
            <chart:data-point chart:repeated="6"/>
          </chart:series>
          <chart:series chart:style-name="ch11" chart:values-cell-range-address="local-table.$I$2:.$I$7" chart:label-cell-address="local-table.$I$1" chart:class="chart:scatter">
            <chart:data-point chart:repeated="6"/>
          </chart:series>
          <chart:series chart:style-name="ch12" chart:values-cell-range-address="local-table.$J$2:.$J$7" chart:label-cell-address="local-table.$J$1" chart:class="chart:scatter">
            <chart:data-point chart:repeated="6"/>
          </chart:series>
          <chart:series chart:style-name="ch13" chart:values-cell-range-address="local-table.$K$2:.$K$7" chart:label-cell-address="local-table.$K$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6402264360895">
                <text:p>17.6402264360895</text:p>
              </table:table-cell>
              <table:table-cell office:value-type="float" office:value="19.2341288615377">
                <text:p>19.2341288615377</text:p>
              </table:table-cell>
              <table:table-cell office:value-type="float" office:value="17.6402264360895">
                <text:p>17.64022643608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.3366763796488">
                <text:p>12.3366763796488</text:p>
              </table:table-cell>
              <table:table-cell office:value-type="float" office:value="14.6455898796132">
                <text:p>14.6455898796132</text:p>
              </table:table-cell>
              <table:table-cell office:value-type="float" office:value="13.8131149496154">
                <text:p>13.8131149496154</text:p>
              </table:table-cell>
              <table:table-cell office:value-type="float" office:value="13.0830795316512">
                <text:p>13.0830795316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703">
                <text:p>12.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39404436447827">
                <text:p>9.39404436447827</text:p>
              </table:table-cell>
              <table:table-cell office:value-type="float" office:value="11.7858651945487">
                <text:p>11.7858651945487</text:p>
              </table:table-cell>
              <table:table-cell office:value-type="float" office:value="11.2582839773366">
                <text:p>11.2582839773366</text:p>
              </table:table-cell>
              <table:table-cell office:value-type="float" office:value="10.7930855229101">
                <text:p>10.7930855229101</text:p>
              </table:table-cell>
              <table:table-cell office:value-type="float" office:value="10.4018159259945">
                <text:p>10.40181592599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.57436095798636">
                <text:p>7.57436095798636</text:p>
              </table:table-cell>
              <table:table-cell office:value-type="float" office:value="9.85303842753782">
                <text:p>9.85303842753782</text:p>
              </table:table-cell>
              <table:table-cell office:value-type="float" office:value="9.47921397801975">
                <text:p>9.47921397801975</text:p>
              </table:table-cell>
              <table:table-cell office:value-type="float" office:value="9.14411890980683">
                <text:p>9.14411890980683</text:p>
              </table:table-cell>
              <table:table-cell office:value-type="float" office:value="8.85584818219135">
                <text:p>8.85584818219135</text:p>
              </table:table-cell>
              <table:table-cell office:value-type="float" office:value="8.61740624819734">
                <text:p>8.617406248197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.0868">
                <text:p>8.0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31994259217783">
                <text:p>6.31994259217783</text:p>
              </table:table-cell>
              <table:table-cell office:value-type="float" office:value="8.46210120911881">
                <text:p>8.46210120911881</text:p>
              </table:table-cell>
              <table:table-cell office:value-type="float" office:value="8.18624754726105">
                <text:p>8.18624754726105</text:p>
              </table:table-cell>
              <table:table-cell office:value-type="float" office:value="7.9360412411243">
                <text:p>7.9360412411243</text:p>
              </table:table-cell>
              <table:table-cell office:value-type="float" office:value="7.71743655331693">
                <text:p>7.71743655331693</text:p>
              </table:table-cell>
              <table:table-cell office:value-type="float" office:value="7.5315849692828">
                <text:p>7.5315849692828</text:p>
              </table:table-cell>
              <table:table-cell office:value-type="float" office:value="7.3814082185818">
                <text:p>7.3814082185818</text:p>
              </table:table-cell>
              <table:table-cell office:value-type="float" office:value="1.#NAN">
                <text:p>1.#NAN</text:p>
              </table:table-cell>
              <table:table-cell office:value-type="float" office:value="6.83716666666667">
                <text:p>6.837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45101405905833">
                <text:p>5.45101405905833</text:p>
              </table:table-cell>
              <table:table-cell office:value-type="float" office:value="7.41517895362157">
                <text:p>7.41517895362157</text:p>
              </table:table-cell>
              <table:table-cell office:value-type="float" office:value="7.1955438006106">
                <text:p>7.1955438006106</text:p>
              </table:table-cell>
              <table:table-cell office:value-type="float" office:value="6.9932706841269">
                <text:p>6.9932706841269</text:p>
              </table:table-cell>
              <table:table-cell office:value-type="float" office:value="6.81166167893483">
                <text:p>6.81166167893483</text:p>
              </table:table-cell>
              <table:table-cell office:value-type="float" office:value="6.6526779610033">
                <text:p>6.6526779610033</text:p>
              </table:table-cell>
              <table:table-cell office:value-type="float" office:value="6.5167193462693">
                <text:p>6.5167193462693</text:p>
              </table:table-cell>
              <table:table-cell office:value-type="float" office:value="6.40569524168963">
                <text:p>6.40569524168963</text:p>
              </table:table-cell>
              <table:table-cell office:value-type="float" office:value="5.92285714285714">
                <text:p>5.922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1" chart:maximum="8" chart:interval-major="1" chart:interval-minor-divis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5" chart:maximum="20" chart:interval-major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>
        <chart:symbol-image xlink:href="Pictures/100002000000000C0000000BEB60AF4D.gif" xlink:type="simple" xlink:actuate="onLoad"/>
      </style:chart-properties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6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7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8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1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2" style:family="chart" style:data-style-name="N0">
      <style:chart-properties chart:symbol-type="image" chart:symbol-width="0.3cm" chart:symbol-height="0.03cm">
        <chart:symbol-image xlink:href="Pictures/100000000000001100000001B2A06F40.png" xlink:type="simple" xlink:actuate="onLoad"/>
      </style:chart-properties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3" style:family="chart" style:data-style-name="N0">
      <style:chart-properties chart:symbol-type="none">
        <chart:symbol-image xlink:href="Pictures/100002000000000B0000000B0893AE92.gif" xlink:type="simple" xlink:actuate="onLoad"/>
      </style:chart-properties>
      <style:graphic-properties svg:stroke-width="0.051cm" svg:stroke-color="#000000" draw:fill-color="#000000"/>
      <style:text-properties fo:font-size="6pt" style:font-size-asian="6pt" style:font-size-complex="6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.934cm" svg:height="6.327cm" xlink:href=".." chart:class="chart:scatter" chart:style-name="ch1">
        <chart:plot-area chart:style-name="ch2" table:cell-range-address="Sheet1.B14:Sheet1.K19" svg:x="0.138cm" svg:y="0.126cm" svg:width="6.658cm" svg:height="6.075cm">
          <chart:axis chart:dimension="x" chart:name="primary-x" chart:style-name="ch3"/>
          <chart:axis chart:dimension="y" chart:name="primary-y" chart:style-name="ch4"/>
          <chart:series chart:style-name="ch5" chart:values-cell-range-address="Sheet1.C14:Sheet1.C19" chart:class="chart:scatter">
            <chart:domain table:cell-range-address="Sheet1.B14:Sheet1.B19"/>
            <chart:data-point chart:repeated="6"/>
          </chart:series>
          <chart:series chart:style-name="ch6" chart:values-cell-range-address="Sheet1.D14:Sheet1.D19" chart:class="chart:scatter">
            <chart:data-point chart:repeated="6"/>
          </chart:series>
          <chart:series chart:style-name="ch7" chart:values-cell-range-address="Sheet1.E14:Sheet1.E19" chart:class="chart:scatter">
            <chart:data-point chart:repeated="6"/>
          </chart:series>
          <chart:series chart:style-name="ch8" chart:values-cell-range-address="Sheet1.F14:Sheet1.F19" chart:class="chart:scatter">
            <chart:data-point chart:repeated="6"/>
          </chart:series>
          <chart:series chart:style-name="ch9" chart:values-cell-range-address="Sheet1.G14:Sheet1.G19" chart:class="chart:scatter">
            <chart:data-point chart:repeated="6"/>
          </chart:series>
          <chart:series chart:style-name="ch10" chart:values-cell-range-address="Sheet1.H14:Sheet1.H19" chart:class="chart:scatter">
            <chart:data-point chart:repeated="6"/>
          </chart:series>
          <chart:series chart:style-name="ch11" chart:values-cell-range-address="Sheet1.I14:Sheet1.I19" chart:class="chart:scatter">
            <chart:data-point chart:repeated="6"/>
          </chart:series>
          <chart:series chart:style-name="ch12" chart:values-cell-range-address="Sheet1.J14:Sheet1.J19" chart:class="chart:scatter">
            <chart:data-point chart:repeated="6"/>
          </chart:series>
          <chart:series chart:style-name="ch13" chart:values-cell-range-address="Sheet1.K14:Sheet1.K19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B14:Sheet1.B19">2</text:p>
              </table:table-cell>
              <table:table-cell office:value-type="float" office:value="17.6402264360895">
                <text:p text:id="Sheet1.C14:Sheet1.C19">17.6402264360895</text:p>
              </table:table-cell>
              <table:table-cell office:value-type="float" office:value="19.2341288615377">
                <text:p text:id="Sheet1.D14:Sheet1.D19">19.2341288615377</text:p>
              </table:table-cell>
              <table:table-cell office:value-type="float" office:value="17.6402264360895">
                <text:p text:id="Sheet1.E14:Sheet1.E19">17.6402264360895</text:p>
              </table:table-cell>
              <table:table-cell office:value-type="float" office:value="1.#NAN">
                <text:p text:id="Sheet1.F14:Sheet1.F19">1.#NAN</text:p>
              </table:table-cell>
              <table:table-cell office:value-type="float" office:value="1.#NAN">
                <text:p text:id="Sheet1.G14:Sheet1.G19">1.#NAN</text:p>
              </table:table-cell>
              <table:table-cell office:value-type="float" office:value="1.#NAN">
                <text:p text:id="Sheet1.H14:Sheet1.H19">1.#NAN</text:p>
              </table:table-cell>
              <table:table-cell office:value-type="float" office:value="1.#NAN">
                <text:p text:id="Sheet1.I14:Sheet1.I19">1.#NAN</text:p>
              </table:table-cell>
              <table:table-cell office:value-type="float" office:value="1.#NAN">
                <text:p text:id="Sheet1.J14:Sheet1.J19">1.#NAN</text:p>
              </table:table-cell>
              <table:table-cell office:value-type="float" office:value="17.64">
                <text:p text:id="Sheet1.K14:Sheet1.K19">17.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.3366763796488">
                <text:p>12.3366763796488</text:p>
              </table:table-cell>
              <table:table-cell office:value-type="float" office:value="14.6455898796132">
                <text:p>14.6455898796132</text:p>
              </table:table-cell>
              <table:table-cell office:value-type="float" office:value="13.8131149496154">
                <text:p>13.8131149496154</text:p>
              </table:table-cell>
              <table:table-cell office:value-type="float" office:value="13.0830795316512">
                <text:p>13.0830795316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703">
                <text:p>12.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39404436447827">
                <text:p>9.39404436447827</text:p>
              </table:table-cell>
              <table:table-cell office:value-type="float" office:value="11.7858651945487">
                <text:p>11.7858651945487</text:p>
              </table:table-cell>
              <table:table-cell office:value-type="float" office:value="11.2582839773366">
                <text:p>11.2582839773366</text:p>
              </table:table-cell>
              <table:table-cell office:value-type="float" office:value="10.7930855229101">
                <text:p>10.7930855229101</text:p>
              </table:table-cell>
              <table:table-cell office:value-type="float" office:value="10.4018159259945">
                <text:p>10.40181592599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.57436095798636">
                <text:p>7.57436095798636</text:p>
              </table:table-cell>
              <table:table-cell office:value-type="float" office:value="9.85303842753782">
                <text:p>9.85303842753782</text:p>
              </table:table-cell>
              <table:table-cell office:value-type="float" office:value="9.47921397801975">
                <text:p>9.47921397801975</text:p>
              </table:table-cell>
              <table:table-cell office:value-type="float" office:value="9.14411890980683">
                <text:p>9.14411890980683</text:p>
              </table:table-cell>
              <table:table-cell office:value-type="float" office:value="8.85584818219135">
                <text:p>8.85584818219135</text:p>
              </table:table-cell>
              <table:table-cell office:value-type="float" office:value="8.61740624819734">
                <text:p>8.617406248197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.0868">
                <text:p>8.0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31994259217783">
                <text:p>6.31994259217783</text:p>
              </table:table-cell>
              <table:table-cell office:value-type="float" office:value="8.46210120911881">
                <text:p>8.46210120911881</text:p>
              </table:table-cell>
              <table:table-cell office:value-type="float" office:value="8.18624754726105">
                <text:p>8.18624754726105</text:p>
              </table:table-cell>
              <table:table-cell office:value-type="float" office:value="7.9360412411243">
                <text:p>7.9360412411243</text:p>
              </table:table-cell>
              <table:table-cell office:value-type="float" office:value="7.71743655331693">
                <text:p>7.71743655331693</text:p>
              </table:table-cell>
              <table:table-cell office:value-type="float" office:value="7.5315849692828">
                <text:p>7.5315849692828</text:p>
              </table:table-cell>
              <table:table-cell office:value-type="float" office:value="7.3814082185818">
                <text:p>7.3814082185818</text:p>
              </table:table-cell>
              <table:table-cell office:value-type="float" office:value="1.#NAN">
                <text:p>1.#NAN</text:p>
              </table:table-cell>
              <table:table-cell office:value-type="float" office:value="6.83716666666667">
                <text:p>6.837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45101405905833">
                <text:p>5.45101405905833</text:p>
              </table:table-cell>
              <table:table-cell office:value-type="float" office:value="7.41517895362157">
                <text:p>7.41517895362157</text:p>
              </table:table-cell>
              <table:table-cell office:value-type="float" office:value="7.1955438006106">
                <text:p>7.1955438006106</text:p>
              </table:table-cell>
              <table:table-cell office:value-type="float" office:value="6.9932706841269">
                <text:p>6.9932706841269</text:p>
              </table:table-cell>
              <table:table-cell office:value-type="float" office:value="6.81166167893483">
                <text:p>6.81166167893483</text:p>
              </table:table-cell>
              <table:table-cell office:value-type="float" office:value="6.6526779610033">
                <text:p>6.6526779610033</text:p>
              </table:table-cell>
              <table:table-cell office:value-type="float" office:value="6.5167193462693">
                <text:p>6.5167193462693</text:p>
              </table:table-cell>
              <table:table-cell office:value-type="float" office:value="6.40569524168963">
                <text:p>6.40569524168963</text:p>
              </table:table-cell>
              <table:table-cell office:value-type="float" office:value="5.92285714285714">
                <text:p>5.92285714285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5" chart:maximum="20" chart:interval-major="5" chart:reverse-direction="false" text:line-break="false" chart:axis-position="0"/>
      <style:text-properties fo:font-size="8pt" style:font-size-asian="8pt" style:font-size-complex="8pt"/>
    </style:style>
    <style:style style:name="ch5" style:family="chart" style:data-style-name="N0">
      <style:chart-properties chart:symbol-type="image" chart:symbol-width="0.449cm" chart:symbol-height="0.026cm">
        <chart:symbol-image xlink:href="Pictures/100000000000001100000001B2A06F40.png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image" chart:symbol-width="0.449cm" chart:symbol-height="0.026cm">
        <chart:symbol-image xlink:href="Pictures/100000000000001100000001B2A06F40.png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7" style:family="chart" style:data-style-name="N0">
      <style:chart-properties chart:symbol-type="image" chart:symbol-width="0.449cm" chart:symbol-height="0.026cm">
        <chart:symbol-image xlink:href="Pictures/100000000000001100000001B2A06F40.png" xlink:type="simple" xlink:actuate="onLoad"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8" style:family="chart" style:data-style-name="N0">
      <style:chart-properties chart:symbol-type="image" chart:symbol-width="0.449cm" chart:symbol-height="0.026cm">
        <chart:symbol-image xlink:href="Pictures/100000000000001100000001B2A06F40.png" xlink:type="simple" xlink:actuate="onLoad"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image" chart:symbol-width="0.449cm" chart:symbol-height="0.026cm">
        <chart:symbol-image xlink:href="Pictures/100000000000001100000001B2A06F40.png" xlink:type="simple" xlink:actuate="onLoad"/>
      </style:chart-properties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image" chart:symbol-width="0.449cm" chart:symbol-height="0.026cm">
        <chart:symbol-image xlink:href="Pictures/100000000000001100000001B2A06F40.png" xlink:type="simple" xlink:actuate="onLoad"/>
      </style:chart-properties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1" style:family="chart" style:data-style-name="N0">
      <style:chart-properties chart:symbol-type="image" chart:symbol-width="0.449cm" chart:symbol-height="0.026cm">
        <chart:symbol-image xlink:href="Pictures/100000000000001100000001B2A06F40.png" xlink:type="simple" xlink:actuate="onLoad"/>
      </style:chart-properties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699cm" svg:height="6.359cm" xlink:href=".." chart:class="chart:scatter" chart:style-name="ch1">
        <chart:plot-area chart:style-name="ch2" table:cell-range-address="Sheet1.B58:Sheet1.J63" svg:x="0.153cm" svg:y="0.127cm" svg:width="7.393cm" svg:height="6.105cm">
          <chart:axis chart:dimension="x" chart:name="primary-x" chart:style-name="ch3"/>
          <chart:axis chart:dimension="y" chart:name="primary-y" chart:style-name="ch4"/>
          <chart:series chart:style-name="ch5" chart:values-cell-range-address="Sheet1.C58:Sheet1.C63" chart:class="chart:scatter">
            <chart:domain table:cell-range-address="Sheet1.B58:Sheet1.B63"/>
            <chart:data-point chart:repeated="6"/>
          </chart:series>
          <chart:series chart:style-name="ch6" chart:values-cell-range-address="Sheet1.D58:Sheet1.D63" chart:class="chart:scatter">
            <chart:data-point chart:repeated="6"/>
          </chart:series>
          <chart:series chart:style-name="ch7" chart:values-cell-range-address="Sheet1.E58:Sheet1.E63" chart:class="chart:scatter">
            <chart:data-point chart:repeated="6"/>
          </chart:series>
          <chart:series chart:style-name="ch8" chart:values-cell-range-address="Sheet1.F58:Sheet1.F63" chart:class="chart:scatter">
            <chart:data-point chart:repeated="6"/>
          </chart:series>
          <chart:series chart:style-name="ch9" chart:values-cell-range-address="Sheet1.G58:Sheet1.G63" chart:class="chart:scatter">
            <chart:data-point chart:repeated="6"/>
          </chart:series>
          <chart:series chart:style-name="ch10" chart:values-cell-range-address="Sheet1.H58:Sheet1.H63" chart:class="chart:scatter">
            <chart:data-point chart:repeated="6"/>
          </chart:series>
          <chart:series chart:style-name="ch11" chart:values-cell-range-address="Sheet1.I58:Sheet1.I63" chart:class="chart:scatter">
            <chart:data-point chart:repeated="6"/>
          </chart:series>
          <chart:series chart:style-name="ch12" chart:values-cell-range-address="Sheet1.J58:Sheet1.J63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B58:Sheet1.B63">2</text:p>
              </table:table-cell>
              <table:table-cell office:value-type="float" office:value="15.367571933766">
                <text:p text:id="Sheet1.C58:Sheet1.C63">15.367571933766</text:p>
              </table:table-cell>
              <table:table-cell office:value-type="float" office:value="17.4509498696514">
                <text:p text:id="Sheet1.D58:Sheet1.D63">17.4509498696514</text:p>
              </table:table-cell>
              <table:table-cell office:value-type="float" office:value="1.#NAN">
                <text:p text:id="Sheet1.E58:Sheet1.E63">1.#NAN</text:p>
              </table:table-cell>
              <table:table-cell office:value-type="float" office:value="1.#NAN">
                <text:p text:id="Sheet1.F58:Sheet1.F63">1.#NAN</text:p>
              </table:table-cell>
              <table:table-cell office:value-type="float" office:value="1.#NAN">
                <text:p text:id="Sheet1.G58:Sheet1.G63">1.#NAN</text:p>
              </table:table-cell>
              <table:table-cell office:value-type="float" office:value="1.#NAN">
                <text:p text:id="Sheet1.H58:Sheet1.H63">1.#NAN</text:p>
              </table:table-cell>
              <table:table-cell office:value-type="float" office:value="1.#NAN">
                <text:p text:id="Sheet1.I58:Sheet1.I63">1.#NAN</text:p>
              </table:table-cell>
              <table:table-cell office:value-type="float" office:value="17.64">
                <text:p text:id="Sheet1.J58:Sheet1.J63">17.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.7729763877251">
                <text:p>10.7729763877251</text:p>
              </table:table-cell>
              <table:table-cell office:value-type="float" office:value="12.0098423297272">
                <text:p>12.0098423297272</text:p>
              </table:table-cell>
              <table:table-cell office:value-type="float" office:value="12.9294074711226">
                <text:p>12.9294074711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703">
                <text:p>12.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.45292255139721">
                <text:p>8.45292255139721</text:p>
              </table:table-cell>
              <table:table-cell office:value-type="float" office:value="9.1782422964149">
                <text:p>9.1782422964149</text:p>
              </table:table-cell>
              <table:table-cell office:value-type="float" office:value="9.8016607722406">
                <text:p>9.8016607722406</text:p>
              </table:table-cell>
              <table:table-cell office:value-type="float" office:value="10.2812168863775">
                <text:p>10.2812168863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.96361065998593">
                <text:p>6.96361065998593</text:p>
              </table:table-cell>
              <table:table-cell office:value-type="float" office:value="7.43587160501295">
                <text:p>7.43587160501295</text:p>
              </table:table-cell>
              <table:table-cell office:value-type="float" office:value="7.86500046323903">
                <text:p>7.86500046323903</text:p>
              </table:table-cell>
              <table:table-cell office:value-type="float" office:value="8.2336038953122">
                <text:p>8.2336038953122</text:p>
              </table:table-cell>
              <table:table-cell office:value-type="float" office:value="8.51919540701278">
                <text:p>8.51919540701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.0868">
                <text:p>8.0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01566952772612">
                <text:p>6.01566952772612</text:p>
              </table:table-cell>
              <table:table-cell office:value-type="float" office:value="6.3332348346282">
                <text:p>6.3332348346282</text:p>
              </table:table-cell>
              <table:table-cell office:value-type="float" office:value="6.6303364964481">
                <text:p>6.6303364964481</text:p>
              </table:table-cell>
              <table:table-cell office:value-type="float" office:value="6.89496088472577">
                <text:p>6.89496088472577</text:p>
              </table:table-cell>
              <table:table-cell office:value-type="float" office:value="7.12264462073704">
                <text:p>7.12264462073704</text:p>
              </table:table-cell>
              <table:table-cell office:value-type="float" office:value="7.29855351013221">
                <text:p>7.29855351013221</text:p>
              </table:table-cell>
              <table:table-cell office:value-type="float" office:value="1.#NAN">
                <text:p>1.#NAN</text:p>
              </table:table-cell>
              <table:table-cell office:value-type="float" office:value="6.83716666666667">
                <text:p>6.837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1534594107609">
                <text:p>5.1534594107609</text:p>
              </table:table-cell>
              <table:table-cell office:value-type="float" office:value="5.3977897114459">
                <text:p>5.3977897114459</text:p>
              </table:table-cell>
              <table:table-cell office:value-type="float" office:value="5.63118126638877">
                <text:p>5.63118126638877</text:p>
              </table:table-cell>
              <table:table-cell office:value-type="float" office:value="5.84583776260628">
                <text:p>5.84583776260628</text:p>
              </table:table-cell>
              <table:table-cell office:value-type="float" office:value="6.03838486618518">
                <text:p>6.03838486618518</text:p>
              </table:table-cell>
              <table:table-cell office:value-type="float" office:value="6.20386923406253">
                <text:p>6.20386923406253</text:p>
              </table:table-cell>
              <table:table-cell office:value-type="float" office:value="6.33374919137498">
                <text:p>6.33374919137498</text:p>
              </table:table-cell>
              <table:table-cell office:value-type="float" office:value="5.92285714285714">
                <text:p>5.92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